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3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4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fo:background-color="#ffff00"/>
    </style:style>
    <style:style style:name="T4" style:family="text">
      <style:text-properties style:font-name="Arial" fo:font-size="10.5pt" fo:letter-spacing="normal" fo:font-weight="normal"/>
    </style:style>
    <style:style style:name="T5" style:family="text">
      <style:text-properties style:font-name="Arial" fo:letter-spacing="normal" fo:font-weight="normal"/>
    </style:style>
    <style:style style:name="T6" style:family="text">
      <style:text-properties style:font-name="Arial" fo:font-size="12pt" fo:letter-spacing="normal" fo:font-weight="normal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328">
        <text:p text:style-name="P3"><text:span text:style-name="Strong_20_Emphasis"><text:span text:style-name="T6">Which of the following shows the correct number of bits used for the network and host portions of a Class C IP address?</text:span></text:span></text:p>
        <text:list xml:id="list7556036114839455287" text:style-name="L1">
          <text:list-item>
            <text:p text:style-name="P6">8, 24</text:p>
          </text:list-item>
          <text:list-item>
            <text:p text:style-name="P6">32, 48</text:p>
          </text:list-item>
          <text:list-item>
            <text:p text:style-name="P6">16, 16</text:p>
          </text:list-item>
          <text:list-item>
            <text:p text:style-name="P6">24, 8<text:tab/><text:tab/><text:tab/><text:tab/><text:span text:style-name="T3">rigth</text:span></text:p>
          </text:list-item>
        </text:list>
        <text:p text:style-name="P11">Score: 0.00</text:p>
      </text:section>
      <text:section text:style-name="Sect1" text:name="329">
        <text:p text:style-name="P2">2)</text:p>
        <text:p text:style-name="P3"><text:span text:style-name="Strong_20_Emphasis"><text:span text:style-name="T6">Which of the following is a method of assigning IP addresses?</text:span></text:span></text:p>
        <text:list xml:id="list3332365876890395609" text:style-name="L3">
          <text:list-item>
            <text:p text:style-name="P7">PowerShell</text:p>
          </text:list-item>
          <text:list-item>
            <text:p text:style-name="P7">CIDR<text:tab/><text:tab/><text:tab/><text:tab/><text:tab/><text:span text:style-name="T3">rigth</text:span></text:p>
            <text:p text:style-name="P12">Comments: CIDR (Classless Inter-Domain Routing) is a method of assigning IP addresses that improves the efficiency of address distribution.</text:p>
          </text:list-item>
          <text:list-item>
            <text:p text:style-name="P7">NMAP</text:p>
          </text:list-item>
          <text:list-item>
            <text:p text:style-name="P7">SNMP</text:p>
          </text:list-item>
        </text:list>
        <text:p text:style-name="P11">Score: 0.20</text:p>
      </text:section>
      <text:section text:style-name="Sect1" text:name="330">
        <text:p text:style-name="P2">3)</text:p>
        <text:p text:style-name="P3"><text:span text:style-name="Strong_20_Emphasis"><text:span text:style-name="T6">True or False: The VLSM technique was created for administrative and technical reasons to help organizations divide one internet network into several subnets of different sizes.</text:span></text:span></text:p>
        <text:list xml:id="list648640668178282487" text:style-name="L4">
          <text:list-item>
            <text:p text:style-name="P8">True<text:tab/><text:tab/><text:tab/><text:tab/><text:span text:style-name="T3">rigth</text:span></text:p>
          </text:list-item>
          <text:list-item>
            <text:p text:style-name="P8">False</text:p>
          </text:list-item>
        </text:list>
        <text:p text:style-name="P11">Score: 0.20</text:p>
      </text:section>
      <text:section text:style-name="Sect1" text:name="331">
        <text:p text:style-name="P2">4)</text:p>
        <text:p text:style-name="P3"><text:span text:style-name="Strong_20_Emphasis"><text:span text:style-name="T6">Which of these are parts of an IP address?</text:span></text:span></text:p>
        <text:p text:style-name="P5">You can select more than one answer</text:p>
        <text:list xml:id="list4559868945768770859" text:style-name="L5">
          <text:list-item>
            <text:p text:style-name="P9">Host ID<text:tab/><text:tab/><text:tab/><text:span text:style-name="T3">rigth</text:span></text:p>
            <text:p text:style-name="P13">Comments: We have only two, the host and the network IDs.</text:p>
          </text:list-item>
          <text:list-item>
            <text:p text:style-name="P9">Subnet ID</text:p>
            <text:p text:style-name="P13">Comments: We have only two, the host and the network IDs.</text:p>
          </text:list-item>
          <text:list-item>
            <text:p text:style-name="P9">Mask ID</text:p>
          </text:list-item>
          <text:list-item>
            <text:p text:style-name="P9">Network ID<text:tab/><text:tab/><text:tab/><text:span text:style-name="T3">rigth</text:span></text:p>
            <text:p text:style-name="P13">Comments: We have only two, the host and the network IDs.</text:p>
          </text:list-item>
        </text:list>
        <text:p text:style-name="P11">Score: 0.20</text:p>
      </text:section>
      <text:section text:style-name="Sect1" text:name="333">
        <text:p text:style-name="P2">5)</text:p>
        <text:p text:style-name="P3"><text:span text:style-name="Strong_20_Emphasis"><text:span text:style-name="T6">Which of the following are types of IP classes?</text:span></text:span></text:p>
        <text:p text:style-name="P5">You can select more than one answer</text:p>
        <text:list xml:id="list3249300460215651401" text:style-name="L6">
          <text:list-item>
            <text:p text:style-name="P10">Class B<text:tab/><text:tab/><text:tab/><text:tab/><text:tab/><text:span text:style-name="T3">rigth</text:span></text:p>
            <text:p text:style-name="P14"><text:soft-page-break/>Comments: Classes A,B,C are types of IP classes.</text:p>
          </text:list-item>
          <text:list-item>
            <text:p text:style-name="P10">Class A<text:tab/><text:tab/><text:tab/><text:tab/><text:tab/><text:span text:style-name="T3">rigth</text:span></text:p>
            <text:p text:style-name="P14">Comments: Classes A,B,C are types of IP classes.</text:p>
          </text:list-item>
          <text:list-item>
            <text:p text:style-name="P10">Class F</text:p>
          </text:list-item>
          <text:list-item>
            <text:p text:style-name="P10">Class C<text:tab/><text:tab/><text:tab/><text:tab/><text:tab/><text:span text:style-name="T3">rigth</text:span></text:p>
            <text:p text:style-name="P14">Comments: Classes A,B,C are types of IP classes.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997cm" fo:margin-left="1.191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0S</meta:editing-duration>
    <meta:editing-cycles>3</meta:editing-cycles>
    <meta:generator>OpenOffice/4.1.14$Win32 OpenOffice.org_project/4114m1$Build-9811</meta:generator>
    <dc:date>2023-11-14T12:04:46.52</dc:date>
    <meta:document-statistic meta:table-count="0" meta:image-count="0" meta:object-count="0" meta:page-count="2" meta:paragraph-count="41" meta:word-count="244" meta:character-count="1237"/>
    <dc:creator>kaos sevdalisi</dc:creator>
    <meta:user-defined meta:name="Info 1"/>
    <meta:user-defined meta:name="Info 2"/>
    <meta:user-defined meta:name="Info 3"/>
    <meta:user-defined meta:name="Info 4"/>
  </office:meta>
</office:document-meta>
</file>